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ExpectationManager.get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xpectationGroup.updateInternal( RequestExpectation expec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ExpectationManager.ver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questExpectationManager.getExpec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ExpectationManager.createUnexpectedRequestError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ExpectationManager.verify( Duration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questExpectationManager.getRequestDetai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ExpectationGroup.addAllExpectations( Collection &lt; RequestExpectation &gt; expec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ExpectationManager.verifyInter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questExpectationManager.matchRequest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Expectation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ExpectationManager.afterExpectation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ExpectationGroup.findExpectation( Client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questExpectationManager.validateRequest( Client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ExpectationGroup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xpectationGroup.getExpec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xpectationGroup.update( RequestExpectation expec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questExpectationManager.expectRequest( ExpectedCount count , Request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